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adornments="Regular"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6pt" officeooo:rsid="0015e682" officeooo:paragraph-rsid="0015e682" style:font-name-asian="Droid Sans Fallback" style:font-size-asian="16pt" style:font-size-complex="16pt"/>
    </style:style>
    <style:style style:name="P2" style:family="paragraph" style:parent-style-name="Standard">
      <style:text-properties style:font-name="Liberation Serif" style:font-name-asian="Droid Sans Fallback"/>
    </style:style>
    <style:style style:name="P3" style:family="paragraph" style:parent-style-name="Standard">
      <style:text-properties style:font-name="Liberation Serif" officeooo:rsid="001758cb" officeooo:paragraph-rsid="001758cb" style:font-name-asian="Droid Sans Fallback"/>
    </style:style>
    <style:style style:name="P4" style:family="paragraph" style:parent-style-name="Standard">
      <style:text-properties style:font-name="Liberation Serif" officeooo:rsid="0018d4ec" officeooo:paragraph-rsid="0018d4ec" style:font-name-asian="Droid Sans Fallback"/>
    </style:style>
    <style:style style:name="P5" style:family="paragraph" style:parent-style-name="Standard">
      <style:text-properties style:font-name="Liberation Serif" officeooo:rsid="00197a0e" officeooo:paragraph-rsid="00197a0e" style:font-name-asian="Droid Sans Fallback"/>
    </style:style>
    <style:style style:name="P6" style:family="paragraph" style:parent-style-name="Standard">
      <style:text-properties style:font-name="Liberation Serif" officeooo:rsid="001b460e" officeooo:paragraph-rsid="001b460e" style:font-name-asian="Droid Sans Fallback"/>
    </style:style>
    <style:style style:name="P7" style:family="paragraph" style:parent-style-name="Standard">
      <style:text-properties style:font-name="Liberation Serif" officeooo:rsid="001f4acb" officeooo:paragraph-rsid="001f4acb" style:font-name-asian="Droid Sans Fallback"/>
    </style:style>
    <style:style style:name="P8" style:family="paragraph" style:parent-style-name="Standard">
      <style:text-properties style:font-name="Liberation Serif" officeooo:rsid="00242d51" officeooo:paragraph-rsid="00242d51" style:font-name-asian="Droid Sans Fallback"/>
    </style:style>
    <style:style style:name="P9" style:family="paragraph" style:parent-style-name="Standard">
      <style:text-properties style:font-name="Liberation Serif" officeooo:rsid="00249005" officeooo:paragraph-rsid="00249005" style:font-name-asian="Droid Sans Fallback"/>
    </style:style>
    <style:style style:name="P10" style:family="paragraph" style:parent-style-name="Standard">
      <style:text-properties style:font-name="Liberation Serif" fo:font-size="10.5pt" officeooo:rsid="0015e682" officeooo:paragraph-rsid="0015e682" style:font-name-asian="Droid Sans Fallback" style:font-size-asian="10.5pt" style:font-size-complex="10.5pt"/>
    </style:style>
    <style:style style:name="T1" style:family="text">
      <style:text-properties officeooo:rsid="00197a0e"/>
    </style:style>
    <style:style style:name="T2" style:family="text">
      <style:text-properties officeooo:rsid="001b35e2"/>
    </style:style>
    <style:style style:name="T3" style:family="text">
      <style:text-properties officeooo:rsid="001cfed2"/>
    </style:style>
    <style:style style:name="T4" style:family="text">
      <style:text-properties officeooo:rsid="00211f1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本月最蠢专利：屏幕上的矩形</text:p>
      <text:p text:style-name="P2"/>
      <text:p text:style-name="P10">2016 年九月 30 日，Vera Ranieri，CC BY 3.0 US</text:p>
      <text:p text:style-name="P2"/>
      <text:p text:style-name="P3">在 2016 年十月 11 日，美国最高法院将要按计划听取旷日持久的苹果——三星起诉案件的口头辩论。问题的关键在于，苹果作为其被三星侵犯的设计专利的实际持有人，是否有权获得三星通过其涉嫌侵权的机型获得的全部利润作为赔偿（而不论该项设计对于该机型的价值贡献几何）。</text:p>
      <text:p text:style-name="P2"/>
      <text:p text:style-name="P4">这起案件——EFF 曾经发布非当事人意见陈述，<text:span text:style-name="T1">辩称</text:span>将三星的全部利润作为奖励赋予苹果是不恰当的——由于诸多原因而变得重要。但是，其中的一个理由最为突出：获得关于一项平淡无奇的设计的专利太过容易，除非最高法院能够修订其法律条文，否则这将导致法庭上的各种除了穷极无聊以外什么也不是的奖励。</text:p>
      <text:p text:style-name="P2"/>
      <text:p text:style-name="P5">本月最蠢专利是一项设计专利，它显示出了当前的设计专利体系是多么地不合理。设计专利与我们经常亮相的实用型专利不同，它们仅包含一项权利要求，随后是图片。通常是由图片来向公众告知该专利所主张的是什么。重要的一点是，在设计专利中，<text:span text:style-name="T2">只有在实线范围内绘制的特性才是被此专利所主张的。点线范围内的任何东西通常不属于权利要求的一部分。</text:span></text:p>
      <text:p text:style-name="P2"/>
      <text:p text:style-name="P6">美国专利 D767,583 号<text:span text:style-name="T3">于 2016 年九月 27 日批准，是一项关于“带有图形用户界面的屏幕显示部分”的设计专利。在此，其权利要求是“用于带有图形用户界面的屏幕显示部分的装饰性设计，如图所示及描述”。如同大多数设计专利的持有人那样，此专利同样澄清道“图表中的虚线部分标识的屏幕显示不属于权利要求的设计的一部分”。以下是来自专利中的完整图片，显示了受专利保护的设计。</text:span></text:p>
      <text:p text:style-name="P2"/>
      <text:p text:style-name="P7">此专利中所主张的设计仅仅是顶上的三个矩形，加上它们下面的一个正方形。此专利既很穷极无聊，也相当容易被用于指控专利侵权。<text:span text:style-name="T4">任何人只要如图所示般地将三个矩形并排放置，并且在其下方安排一个正方形，就潜在地侵犯了此专利。（关于一种设计专利是否被侵犯的测试，在一项名为 Egyptian Goddess（埃及女神）的案例中有所描述，并且这种测试是基于一位“寻常的观察者”所思考的东西的，它通常还涉及与现存技术的比较。）例如，以下是来自美国专利商标局（USPTO）的主页的截图，显示了并排的三个矩形及其下方看起来很接近于正方形的一个形状。</text:span></text:p>
      <text:p text:style-name="P2"/>
      <text:p text:style-name="P8">十分清楚的是，此专利不太可能被侵犯，如果某人以不同的方式安排这三个矩形和一个正方形（例如，如果这三个矩形是垂直并列而非水平并排），并且 USPTO 本身也不会侵犯此专利，由于现存技术很可能会显著地缩窄此专利的范围。</text:p>
      <text:p text:style-name="P2"/>
      <text:p text:style-name="P9">但是，即使只是被发现侵犯专利的可能性，也可能足以导致很多人的忧虑，由于他们可能被起诉侵犯设计专利。这是由于基于现有的法律，如果某人被发现侵犯一项设计专利，该专利的持有人可以辩称其有权拥有由该网站带来的全部利润作为赔偿。</text:p>
      <text:p text:style-name="P2"/>
      <text:p text:style-name="P9">最高法院有机会在将要到来的苹果——三星案件判决中修正这个最根本的问题。但是这并不能改变这样的事实，即专利局仍然在以一种令人惊恐的速度批准穷极无聊的设计专利。这项最新的专利不过是一大串备受争议的专利序列中的又一个而已。</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adornments="Regular"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微软雅黑" style:font-family-asian="微软雅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0T13:03:47.084000000</meta:creation-date>
    <dc:date>2017-06-11T10:43:37.159731129</dc:date>
    <meta:editing-duration>PT1H25M32S</meta:editing-duration>
    <meta:editing-cycles>9</meta:editing-cycles>
    <meta:generator>LibreOffice/5.1.6.2$Linux_X86_64 LibreOffice_project/10m0$Build-2</meta:generator>
    <meta:document-statistic meta:table-count="0" meta:image-count="0" meta:object-count="0" meta:page-count="1" meta:paragraph-count="10" meta:word-count="1169" meta:character-count="1255" meta:non-whitespace-character-count="1233"/>
  </office:meta>
</office:document-meta>
</file>